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3.428cm" fo:min-width="5.748cm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-color="#ffd428" draw:textarea-horizontal-align="justify" draw:textarea-vertical-align="middle" draw:auto-grow-height="false" fo:min-height="1.118cm" fo:min-width="4.477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color="#000000" draw:fill-color="#800080" draw:textarea-horizontal-align="justify" draw:textarea-vertical-align="middle" draw:auto-grow-height="false" fo:min-height="1.329cm" fo:min-width="4.69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000000" draw:marker-start-width="0.358cm" draw:marker-end-width="0.358cm" draw:fill-color="#ed4c05" draw:textarea-horizontal-align="justify" draw:textarea-vertical-align="middle" draw:auto-grow-height="false" fo:min-height="1.33cm" fo:min-width="4.69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33cm" fo:min-width="4.69cm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2.149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212cm" svg:stroke-color="#ed4c05" draw:marker-start-width="0.518cm" draw:marker-end-width="0.518cm" draw:fill-color="#ffd428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d4c05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color="#000000" draw:fill-color="#2a6099" draw:textarea-horizontal-align="justify" draw:textarea-vertical-align="middle" draw:auto-grow-height="false" fo:min-height="1.33cm" fo:min-width="4.69cm"/>
      <style:paragraph-properties style:writing-mode="lr-tb"/>
    </style:style>
    <style:style style:name="gr15" style:family="graphic" style:parent-style-name="standard">
      <style:graphic-properties svg:stroke-width="0.212cm" svg:stroke-color="#2a6099" draw:marker-start-width="0.518cm" draw:marker-end-width="0.518cm" draw:fill-color="#ffd428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  <style:text-properties fo:font-size="11pt"/>
    </style:style>
    <style:style style:name="P2" style:family="paragraph">
      <loext:graphic-properties draw:fill-color="#eeeeee" draw:opacity="97%"/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1pt" fo:font-weight="bold"/>
    </style:style>
    <style:style style:name="P4" style:family="paragraph">
      <loext:graphic-properties draw:fill-color="#ffd428"/>
      <style:paragraph-properties fo:text-align="center"/>
      <style:text-properties fo:font-size="11pt" fo:font-weight="bold"/>
    </style:style>
    <style:style style:name="P5" style:family="paragraph">
      <style:paragraph-properties fo:text-align="center"/>
      <style:text-properties fo:color="#eeeeee" fo:font-size="11pt"/>
    </style:style>
    <style:style style:name="P6" style:family="paragraph">
      <loext:graphic-properties draw:fill-color="#800080"/>
      <style:paragraph-properties fo:text-align="center"/>
      <style:text-properties fo:color="#eeeeee"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fffff" fo:font-size="11pt" fo:font-weight="bold"/>
    </style:style>
    <style:style style:name="P8" style:family="paragraph">
      <style:paragraph-properties fo:text-align="center"/>
      <style:text-properties fo:color="#ffffff" fo:font-size="11pt" fo:font-weight="bold"/>
    </style:style>
    <style:style style:name="P9" style:family="paragraph">
      <loext:graphic-properties draw:fill-color="#ed4c05"/>
      <style:paragraph-properties fo:margin-left="0cm" fo:margin-right="0cm" fo:margin-top="0cm" fo:margin-bottom="0cm" fo:line-height="100%" fo:text-align="center" fo:text-indent="0cm"/>
      <style:text-properties fo:color="#ffffff" fo:font-size="11pt" fo:font-weight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ffffff" fo:font-size="11pt"/>
    </style:style>
    <style:style style:name="P11" style:family="paragraph">
      <style:paragraph-properties fo:text-align="center"/>
      <style:text-properties fo:color="#ffffff" fo:font-size="11pt"/>
    </style:style>
    <style:style style:name="P12" style:family="paragraph">
      <loext:graphic-properties draw:fill-color="#ed4c05"/>
      <style:paragraph-properties fo:margin-left="0cm" fo:margin-right="0cm" fo:margin-top="0cm" fo:margin-bottom="0cm" fo:line-height="100%" fo:text-align="center" fo:text-indent="0cm"/>
      <style:text-properties fo:color="#ffffff" fo:font-size="11pt"/>
    </style:style>
    <style:style style:name="P13" style:family="paragraph">
      <loext:graphic-properties draw:fill-color="#cccccc"/>
      <style:paragraph-properties fo:text-align="center"/>
      <style:text-properties fo:font-size="11pt"/>
    </style:style>
    <style:style style:name="P14" style:family="paragraph">
      <style:paragraph-properties fo:text-align="center"/>
      <style:text-properties fo:color="#ffffff" fo:font-size="22pt"/>
    </style:style>
    <style:style style:name="P15" style:family="paragraph">
      <loext:graphic-properties draw:fill-color="#666666"/>
      <style:paragraph-properties fo:text-align="center"/>
      <style:text-properties fo:color="#ffffff" fo:font-size="2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-color="#ed4c05"/>
      <style:paragraph-properties fo:text-align="center"/>
      <style:text-properties fo:color="#ffffff" fo:font-size="11pt" fo:font-weight="bold"/>
    </style:style>
    <style:style style:name="P20" style:family="paragraph">
      <loext:graphic-properties draw:fill-color="#2a6099"/>
      <style:paragraph-properties fo:text-align="center"/>
      <style:text-properties fo:color="#ffffff" fo:font-size="11pt" fo:font-weight="bold"/>
    </style:style>
    <style:style style:name="P21" style:family="paragraph">
      <loext:graphic-properties draw:fill-color="#2a6099"/>
      <style:paragraph-properties fo:text-align="center"/>
      <style:text-properties fo:color="#ffffff" fo:font-size="11pt"/>
    </style:style>
    <style:style style:name="P22" style:family="paragraph"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3" style:family="paragraph">
      <loext:graphic-properties draw:fill="none" draw:fill-color="#ffffff"/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4" style:family="paragraph"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5" style:family="paragraph">
      <loext:graphic-properties draw:fill="none" draw:fill-color="#ffffff"/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6" style:family="paragraph"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7" style:family="paragraph">
      <loext:graphic-properties draw:fill="none" draw:fill-color="#ffffff"/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8" style:family="paragraph">
      <loext:graphic-properties draw:fill="none"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11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1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6.248cm" svg:height="3.678cm" svg:x="24.767cm" svg:y="1.067cm">
          <text:p text:style-name="P1"/>
          <text:p text:style-name="P1">WAMP Message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189cm" svg:height="1.58cm" svg:x="16.654cm" svg:y="2.705cm">
          <text:p text:style-name="P3">XSalsa20Poly1305</text:p>
          <text:p text:style-name="P3">Symmetric Cipher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5.19cm" svg:height="1.579cm" svg:x="16.653cm" svg:y="5.464cm">
          <text:p text:style-name="P5">Secret Data Encryption Key</text:p>
          <draw:enhanced-geometry svg:viewBox="0 0 21600 21600" draw:type="rectangle" draw:enhanced-path="M 0 0 L 21600 0 21600 21600 0 21600 0 0 Z N"/>
        </draw:custom-shape>
        <draw:custom-shape draw:style-name="gr4" draw:text-style-name="P9" xml:id="id8" draw:id="id8" draw:layer="layout" svg:width="5.19cm" svg:height="1.58cm" svg:x="4.322cm" svg:y="14.001cm">
          <text:p text:style-name="P7"><text:span text:style-name="T1">Peer 1 </text:span><text:span text:style-name="T2">CS</text:span></text:p>
          <text:p text:style-name="P8">Private Key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19cm" svg:height="1.58cm" svg:x="4.294cm" svg:y="12.196cm">
          <text:p text:style-name="P10"><text:span text:style-name="T3">Peer 1 </text:span><text:span text:style-name="T2">CS</text:span></text:p>
          <text:p text:style-name="P11">Public Key</text:p>
          <draw:enhanced-geometry svg:viewBox="0 0 21600 21600" draw:type="rectangle" draw:enhanced-path="M 0 0 L 21600 0 21600 21600 0 21600 0 0 Z N"/>
        </draw:custom-shape>
        <draw:custom-shape draw:style-name="gr6" draw:text-style-name="P13" xml:id="id4" draw:id="id4" draw:layer="layout" svg:width="5.19cm" svg:height="1.58cm" svg:x="25.303cm" svg:y="2.705cm">
          <text:p text:style-name="P1">Encrypted Payload</text:p>
          <draw:enhanced-geometry svg:viewBox="0 0 21600 21600" draw:type="rectangle" draw:enhanced-path="M 0 0 L 21600 0 21600 21600 0 21600 0 0 Z N"/>
        </draw:custom-shape>
        <draw:custom-shape draw:style-name="gr7" draw:text-style-name="P15" xml:id="id1" draw:id="id1" draw:layer="layout" svg:width="3.393cm" svg:height="3.393cm" svg:x="2.169cm" svg:y="1.799cm">
          <text:p text:style-name="P14">Pe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5.19cm" svg:height="1.58cm" svg:x="8.703cm" svg:y="2.705cm">
          <text:p text:style-name="P1">Serialized Payload</text:p>
          <draw:enhanced-geometry svg:viewBox="0 0 21600 21600" draw:type="rectangle" draw:enhanced-path="M 0 0 L 21600 0 21600 21600 0 21600 0 0 Z N"/>
        </draw:custom-shape>
        <draw:custom-shape draw:style-name="gr7" draw:text-style-name="P15" xml:id="id6" draw:id="id6" draw:layer="layout" svg:width="3.393cm" svg:height="3.393cm" svg:x="36.301cm" svg:y="1.799cm">
          <text:p text:style-name="P14">Pee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19cm" svg:height="1.579cm" svg:x="16.653cm" svg:y="7.264cm">
          <text:p text:style-name="P5">Secret Data Encryption Key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5.19cm" svg:height="1.579cm" svg:x="16.653cm" svg:y="9.064cm">
          <text:p text:style-name="P5">Secret Data Encryption Key</text:p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5.367cm" svg:height="1.517cm" svg:x="17.056cm" svg:y="10.309cm">
          <draw:text-box>
            <text:p text:style-name="P16"><text:span text:style-name="T4">... <text:s text:c="4"/>...</text:span></text:p>
          </draw:text-box>
        </draw:frame>
        <draw:connector draw:style-name="gr9" draw:text-style-name="P18" draw:layer="layout" svg:x1="5.562cm" svg:y1="3.496cm" svg:x2="8.703cm" svg:y2="3.495cm" draw:start-shape="id1" draw:start-glue-point="10" draw:end-shape="id2" draw:end-glue-point="3" svg:d="M5562 3496h1571v-1h1570" svg:viewBox="0 0 3142 2">
          <text:p/>
        </draw:connector>
        <draw:connector draw:style-name="gr9" draw:text-style-name="P18" draw:layer="layout" svg:x1="13.893cm" svg:y1="3.495cm" svg:x2="16.654cm" svg:y2="3.495cm" draw:start-shape="id2" draw:start-glue-point="1" draw:end-shape="id3" draw:end-glue-point="3" svg:d="M13893 3495h2761" svg:viewBox="0 0 2762 1">
          <text:p/>
        </draw:connector>
        <draw:connector draw:style-name="gr9" draw:text-style-name="P18" draw:layer="layout" svg:x1="21.843cm" svg:y1="3.495cm" svg:x2="25.303cm" svg:y2="3.495cm" draw:start-shape="id3" draw:start-glue-point="1" draw:end-shape="id4" draw:end-glue-point="3" svg:d="M21843 3495h3460" svg:viewBox="0 0 3461 1">
          <text:p/>
        </draw:connector>
        <draw:connector draw:style-name="gr9" draw:text-style-name="P18" draw:layer="layout" svg:x1="31.015cm" svg:y1="2.906cm" svg:x2="36.301cm" svg:y2="3.496cm" draw:start-shape="id5" draw:start-glue-point="1" draw:end-shape="id6" draw:end-glue-point="6" svg:d="M31015 2906h2643v590h2643" svg:viewBox="0 0 5287 591">
          <text:p/>
        </draw:connector>
        <draw:connector draw:style-name="gr9" draw:text-style-name="P18" draw:layer="layout" svg:x1="19.248cm" svg:y1="5.464cm" svg:x2="19.248cm" svg:y2="4.285cm" draw:start-shape="id7" draw:start-glue-point="0" draw:end-shape="id3" draw:end-glue-point="2" svg:d="M19248 5464v-1179" svg:viewBox="0 0 1 1180">
          <text:p/>
        </draw:connector>
        <draw:custom-shape draw:style-name="gr10" draw:text-style-name="P4" xml:id="id9" draw:id="id9" draw:layer="layout" svg:width="5.189cm" svg:height="1.58cm" svg:x="16.654cm" svg:y="14.005cm">
          <text:p text:style-name="P3">Curve25519</text:p>
          <text:p text:style-name="P3">Asymmetric Ciph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19cm" svg:height="1.58cm" svg:x="32.722cm" svg:y="14.002cm">
          <text:p text:style-name="P10"><text:span text:style-name="T3">Peer 2 </text:span><text:span text:style-name="T2">CS</text:span></text:p>
          <text:p text:style-name="P11">Private Key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0" draw:id="id10" draw:layer="layout" svg:width="5.19cm" svg:height="1.58cm" svg:x="32.694cm" svg:y="12.197cm">
          <text:p text:style-name="P8">Peer 2 CS</text:p>
          <text:p text:style-name="P8">Public Key</text:p>
          <draw:enhanced-geometry svg:viewBox="0 0 21600 21600" draw:type="rectangle" draw:enhanced-path="M 0 0 L 21600 0 21600 21600 0 21600 0 0 Z N"/>
        </draw:custom-shape>
        <draw:connector draw:style-name="gr9" draw:text-style-name="P18" draw:layer="layout" svg:x1="9.512cm" svg:y1="14.791cm" svg:x2="16.654cm" svg:y2="14.795cm" draw:start-shape="id8" draw:start-glue-point="1" draw:end-shape="id9" draw:end-glue-point="3" svg:d="M9512 14791h3544v4h3598" svg:viewBox="0 0 7143 5">
          <text:p/>
        </draw:connector>
        <draw:connector draw:style-name="gr9" draw:text-style-name="P18" draw:layer="layout" svg:x1="32.694cm" svg:y1="12.987cm" svg:x2="21.843cm" svg:y2="14.795cm" draw:start-shape="id10" draw:start-glue-point="3" draw:end-shape="id9" draw:end-glue-point="1" svg:d="M32694 12987h-5399v1808h-5452" svg:viewBox="0 0 10852 1809">
          <text:p/>
        </draw:connector>
        <draw:custom-shape draw:style-name="gr1" draw:text-style-name="P2" xml:id="id14" draw:id="id14" draw:layer="layout" svg:width="6.248cm" svg:height="3.678cm" svg:x="16.124cm" svg:y="20.615cm">
          <text:p text:style-name="P1"/>
          <text:p text:style-name="P1">WAMP Message</text:p>
          <draw:enhanced-geometry svg:viewBox="0 0 21600 21600" draw:type="rectangle" draw:enhanced-path="M 0 0 L 21600 0 21600 21600 0 21600 0 0 Z N"/>
        </draw:custom-shape>
        <draw:custom-shape draw:style-name="gr6" draw:text-style-name="P13" xml:id="id11" draw:id="id11" draw:layer="layout" svg:width="5.19cm" svg:height="1.58cm" svg:x="16.653cm" svg:y="22.164cm">
          <text:p text:style-name="P1">Encrypted</text:p>
          <text:p text:style-name="P1">Secret Data Encryption Key</text:p>
          <draw:enhanced-geometry svg:viewBox="0 0 21600 21600" draw:type="rectangle" draw:enhanced-path="M 0 0 L 21600 0 21600 21600 0 21600 0 0 Z N"/>
        </draw:custom-shape>
        <draw:connector draw:style-name="gr9" draw:text-style-name="P18" draw:layer="layout" svg:x1="19.248cm" svg:y1="15.585cm" svg:x2="19.248cm" svg:y2="22.164cm" draw:start-shape="id9" draw:start-glue-point="2" draw:end-shape="id11" draw:end-glue-point="0" svg:d="M19248 15585v6579" svg:viewBox="0 0 1 6580">
          <text:p/>
        </draw:connector>
        <draw:connector draw:style-name="gr9" draw:text-style-name="P18" draw:layer="layout" svg:x1="19.248cm" svg:y1="10.643cm" svg:x2="19.248cm" svg:y2="14.005cm" draw:start-shape="id12" draw:start-glue-point="2" draw:end-shape="id9" draw:end-glue-point="0" svg:d="M19248 10643v3362" svg:viewBox="0 0 1 3363">
          <text:p/>
        </draw:connector>
        <draw:custom-shape draw:style-name="gr7" draw:text-style-name="P15" xml:id="id13" draw:id="id13" draw:layer="layout" svg:width="3.393cm" svg:height="3.393cm" svg:x="2.301cm" svg:y="20.758cm">
          <text:p text:style-name="P14">Pe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8" draw:layer="layout" svg:x1="5.694cm" svg:y1="22.455cm" svg:x2="16.124cm" svg:y2="22.454cm" draw:start-shape="id13" draw:start-glue-point="10" draw:end-shape="id14" draw:end-glue-point="3" svg:d="M5694 22455h5215v-1h5215" svg:viewBox="0 0 10431 2">
          <text:p/>
        </draw:connector>
        <draw:custom-shape draw:style-name="gr7" draw:text-style-name="P15" xml:id="id15" draw:id="id15" draw:layer="layout" svg:width="3.393cm" svg:height="3.393cm" svg:x="35.574cm" svg:y="20.758cm">
          <text:p text:style-name="P14">Pee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8" draw:layer="layout" svg:x1="22.372cm" svg:y1="22.454cm" svg:x2="35.574cm" svg:y2="22.455cm" draw:start-shape="id14" draw:start-glue-point="1" draw:end-shape="id15" draw:end-glue-point="6" svg:d="M22372 22454h6601v1h6601" svg:viewBox="0 0 13203 2">
          <text:p/>
        </draw:connector>
        <draw:custom-shape draw:style-name="gr1" draw:text-style-name="P2" xml:id="id16" draw:id="id16" draw:layer="layout" svg:width="6.248cm" svg:height="3.678cm" svg:x="23.701cm" svg:y="17.067cm">
          <text:p text:style-name="P1"/>
          <text:p text:style-name="P1">WAMP Message</text:p>
          <draw:enhanced-geometry svg:viewBox="0 0 21600 21600" draw:type="rectangle" draw:enhanced-path="M 0 0 L 21600 0 21600 21600 0 21600 0 0 Z N"/>
        </draw:custom-shape>
        <draw:custom-shape draw:style-name="gr6" draw:text-style-name="P13" xml:id="id19" draw:id="id19" draw:layer="layout" svg:width="5.19cm" svg:height="1.58cm" svg:x="24.294cm" svg:y="18.616cm">
          <text:p text:style-name="P1">Peer 2 Signed</text:p>
          <text:p text:style-name="P1"><text:span text:style-name="T5">EIP712DelegateCertificate</text:span></text:p>
          <draw:enhanced-geometry svg:viewBox="0 0 21600 21600" draw:type="rectangle" draw:enhanced-path="M 0 0 L 21600 0 21600 21600 0 21600 0 0 Z N"/>
        </draw:custom-shape>
        <draw:connector draw:style-name="gr9" draw:text-style-name="P18" draw:layer="layout" svg:x1="23.701cm" svg:y1="18.906cm" svg:x2="3.998cm" svg:y2="20.758cm" draw:start-shape="id16" draw:start-glue-point="3" draw:end-shape="id13" draw:end-glue-point="4" svg:d="M23701 18906h-19703v1852" svg:viewBox="0 0 19704 1853">
          <text:p/>
        </draw:connector>
        <draw:connector draw:style-name="gr9" draw:text-style-name="P18" draw:layer="layout" svg:x1="32.694cm" svg:y1="12.987cm" svg:x2="29.484cm" svg:y2="24.184cm" draw:start-shape="id10" draw:start-glue-point="3" draw:end-shape="id17" draw:end-glue-point="1" svg:d="M32694 12987h-1579v11197h-1631" svg:viewBox="0 0 3211 11198">
          <text:p/>
        </draw:connector>
        <draw:custom-shape draw:style-name="gr13" draw:text-style-name="P20" xml:id="id18" draw:id="id18" draw:layer="layout" svg:width="5.19cm" svg:height="1.58cm" svg:x="32.072cm" svg:y="27.12cm">
          <text:p text:style-name="P8">Peer 2 ETH</text:p>
          <text:p text:style-name="P8">Private Key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5.19cm" svg:height="1.58cm" svg:x="32.044cm" svg:y="25.315cm">
          <text:p text:style-name="P11">Peer 2 ETH</text:p>
          <text:p text:style-name="P11">Public Key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5.189cm" svg:height="1.58cm" svg:x="24.295cm" svg:y="23.394cm">
          <text:p text:style-name="P3"><text:span text:style-name="T5">sec256k1 / EIP712</text:span></text:p>
          <text:p text:style-name="P3">Asymmetric Signature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5.19cm" svg:height="1.58cm" svg:x="4.472cm" svg:y="27.121cm">
          <text:p text:style-name="P11">Peer 2 ETH</text:p>
          <text:p text:style-name="P11">Private Key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5.19cm" svg:height="1.58cm" svg:x="4.444cm" svg:y="25.316cm">
          <text:p text:style-name="P11">Peer 2 ETH</text:p>
          <text:p text:style-name="P11">Public Key</text:p>
          <draw:enhanced-geometry svg:viewBox="0 0 21600 21600" draw:type="rectangle" draw:enhanced-path="M 0 0 L 21600 0 21600 21600 0 21600 0 0 Z N"/>
        </draw:custom-shape>
        <draw:connector draw:style-name="gr9" draw:text-style-name="P18" draw:layer="layout" svg:x1="32.072cm" svg:y1="27.91cm" svg:x2="26.889cm" svg:y2="24.974cm" draw:start-shape="id18" draw:start-glue-point="3" draw:end-shape="id17" draw:end-glue-point="2" svg:d="M32072 27910h-5183v-2936" svg:viewBox="0 0 5184 2937">
          <text:p/>
        </draw:connector>
        <draw:connector draw:style-name="gr9" draw:text-style-name="P18" draw:layer="layout" svg:x1="26.889cm" svg:y1="23.394cm" svg:x2="26.889cm" svg:y2="20.196cm" draw:start-shape="id17" draw:start-glue-point="0" draw:end-shape="id19" draw:end-glue-point="2" svg:d="M26889 23394v-3198" svg:viewBox="0 0 1 3199">
          <text:p/>
        </draw:connector>
        <draw:connector draw:style-name="gr9" draw:text-style-name="P18" draw:layer="layout" svg:x1="37.271cm" svg:y1="20.758cm" svg:x2="29.949cm" svg:y2="18.906cm" draw:start-shape="id15" draw:start-glue-point="4" draw:end-shape="id16" draw:end-glue-point="1" svg:d="M37271 20758v-1852h-7322" svg:viewBox="0 0 7323 1853">
          <text:p/>
        </draw:connector>
        <draw:frame draw:style-name="gr16" draw:text-style-name="P23" draw:layer="layout" svg:width="7.64cm" svg:height="1.505cm" svg:x="9.326cm" svg:y="6.05cm">
          <draw:text-box>
            <text:p text:style-name="P22"><text:span text:style-name="T6">(A) Ephemeral Payload Encryption Keys</text:span></text:p>
          </draw:text-box>
        </draw:frame>
        <draw:frame draw:style-name="gr16" draw:text-style-name="P25" draw:layer="layout" svg:width="7.309cm" svg:height="1.505cm" svg:x="3.659cm" svg:y="16.279cm">
          <draw:text-box>
            <text:p text:style-name="P24"><text:span text:style-name="T6">(B) Client Session Authentication Keys</text:span></text:p>
          </draw:text-box>
        </draw:frame>
        <draw:frame draw:style-name="gr17" draw:text-style-name="P27" draw:layer="layout" svg:width="6.745cm" svg:height="1.505cm" svg:x="10.189cm" svg:y="27.027cm">
          <draw:text-box>
            <text:p text:style-name="P26"><text:span text:style-name="T6">(C) Delegate Certificate Signing Keys</text:span></text:p>
          </draw:text-box>
        </draw:frame>
        <draw:frame draw:style-name="gr18" draw:text-style-name="P28" draw:layer="layout" svg:width="8.3cm" svg:height="1.117cm" svg:x="24.574cm" svg:y="5.197cm">
          <draw:text-box>
            <text:p>E2E Encr. Payload Traffic</text:p>
          </draw:text-box>
        </draw:frame>
        <draw:frame draw:style-name="gr19" draw:text-style-name="P28" draw:layer="layout" svg:width="8.764cm" svg:height="1.673cm" svg:x="22.754cm" svg:y="15.921cm">
          <draw:text-box>
            <text:p>Request Payload Encr. Key</text:p>
          </draw:text-box>
        </draw:frame>
        <draw:frame draw:style-name="gr19" draw:text-style-name="P28" draw:layer="layout" svg:width="8.798cm" svg:height="1.673cm" svg:x="14.651cm" svg:y="24.785cm">
          <draw:text-box>
            <text:p>Response Payload Encr. Ke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04T15:59:16.859339917</dc:date>
    <meta:editing-duration>PT35M17S</meta:editing-duration>
    <meta:editing-cycles>7</meta:editing-cycles>
    <meta:generator>LibreOffice/6.4.7.2$Linux_X86_64 LibreOffice_project/40$Build-2</meta:generator>
    <meta:document-statistic meta:object-count="48"/>
  </office:meta>
</office:document-meta>
</file>